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4188" calcext:value-type="float">
            <text:p>15.04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3432" calcext:value-type="float">
            <text:p>13.74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21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24816" calcext:value-type="float">
            <text:p>12.6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2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76888" calcext:value-type="float">
            <text:p>11.67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5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1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9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8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7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6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968" calcext:value-type="float">
            <text:p>8.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1997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199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61506</text:p>
          </table:table-cell>
          <table:table-cell office:value-type="string" calcext:value-type="string">
            <text:p>199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22" meta:object-count="0"/>
    <meta:user-defined meta:name="AppVersion">3.0</meta:user-defined>
  </office:meta>
</office:document-meta>
</file>